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Nhistorgram</text:p>
          </table:table-cell>
          <table:table-cell office:value-type="string" calcext:value-type="string">
            <text:p>NtimeChanels</text:p>
          </table:table-cell>
          <table:table-cell table:style-name="ce1" office:value-type="string" calcext:value-type="string" table:number-columns-spanned="2" table:number-rows-spanned="1">
            <text:p>Exporttim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Histograms</text:p>
          </table:table-cell>
          <table:table-cell office:value-type="string" calcext:value-type="string">
            <text:p>ws.blocksize</text:p>
          </table:table-cell>
          <table:table-cell table:style-name="Default" office:value-type="string" calcext:value-type="string">
            <text:p>yaml-cpp</text:p>
          </table:table-cell>
          <table:table-cell table:style-name="Default" office:value-type="string" calcext:value-type="string">
            <text:p>pyyaml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 (0.043333 + 0.0434870000001)/2" office:value-type="float" office:value="0.04341000000005" calcext:value-type="float">
            <text:p>0.04341000000005</text:p>
          </table:table-cell>
          <table:table-cell table:formula="of:= (0.541855 + 0.666562) / 2" office:value-type="float" office:value="0.6042085" calcext:value-type="float">
            <text:p>0.60420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 (0.423095 + 0.411552) / 2" office:value-type="float" office:value="0.4173235" calcext:value-type="float">
            <text:p>0.4173235</text:p>
          </table:table-cell>
          <table:table-cell table:formula="of:= (6.165693 +6.272443)/2" office:value-type="float" office:value="6.219068" calcext:value-type="float">
            <text:p>6.219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 (4.105505 + 4.533595)/2" office:value-type="float" office:value="4.31955" calcext:value-type="float">
            <text:p>4.31955</text:p>
          </table:table-cell>
          <table:table-cell table:formula="of:= (63.245667 + 62.545045)/2" office:value-type="float" office:value="62.895356" calcext:value-type="float">
            <text:p>62.8953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+(0.427021 + 0.42824) / 2" office:value-type="float" office:value="0.4276305" calcext:value-type="float">
            <text:p>0.4276305</text:p>
          </table:table-cell>
          <table:table-cell table:formula="of:= (7.254084 + 7.482714)/2" office:value-type="float" office:value="7.368399" calcext:value-type="float">
            <text:p>7.36839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 (4.015343 +3.953129) /2" office:value-type="float" office:value="3.984236" calcext:value-type="float">
            <text:p>3.984236</text:p>
          </table:table-cell>
          <table:table-cell table:formula="of:= (63.999051+ 60.446739)/2" office:value-type="float" office:value="62.222895" calcext:value-type="float">
            <text:p>62.2228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 (28.524517 + 25.599995)/2" office:value-type="float" office:value="27.062256" calcext:value-type="float">
            <text:p>27.062256</text:p>
          </table:table-cell>
          <table:table-cell table:formula="of:=(302.169231+292.093848)/2" office:value-type="float" office:value="297.1315395" calcext:value-type="float">
            <text:p>297.13153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 (4.33514 + 4.291944) /2" office:value-type="float" office:value="4.313542" calcext:value-type="float">
            <text:p>4.313542</text:p>
          </table:table-cell>
          <table:table-cell table:formula="of:=(75.685069+76.991228)/2" office:value-type="float" office:value="76.3381485" calcext:value-type="float">
            <text:p>76.33814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 (26.291525 + 26.491337)/2" office:value-type="float" office:value="26.391431" calcext:value-type="float">
            <text:p>26.391431</text:p>
          </table:table-cell>
          <table:table-cell table:formula="of:= (280.728369 +  284.087691)/2" office:value-type="float" office:value="282.40803" calcext:value-type="float">
            <text:p>282.40803</text:p>
          </table:table-cell>
        </table:table-row>
        <table:table-row table:style-name="ro2">
          <table:table-cell table:number-columns-repeated="2" office:value-type="float" office:value="10000" calcext:value-type="float">
            <text:p>10000</text:p>
          </table:table-cell>
          <table:table-cell office:value-type="float" office:value="217.617151" calcext:value-type="float">
            <text:p>217.617151</text:p>
          </table:table-cell>
          <table:table-cell table:style-name="Default" office:value-type="float" office:value="2835.59174" calcext:value-type="float">
            <text:p>2835.5917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08:46:22.32238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5:29:04.274987555</meta:creation-date>
    <dc:date>2017-03-23T10:57:03.378567102</dc:date>
    <meta:editing-duration>PT57M6S</meta:editing-duration>
    <meta:editing-cycles>2</meta:editing-cycles>
    <meta:generator>LibreOffice/5.2.2.2$Linux_X86_64 LibreOffice_project/20m0$Build-2</meta:generator>
    <meta:document-statistic meta:table-count="1" meta:cell-count="44" meta:object-count="0"/>
  </office:meta>
</office:document-meta>
</file>